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41in" table:align="left"/>
    </style:style>
    <style:style style:name="Table1.A" style:family="table-column">
      <style:table-column-properties style:column-width="3.9208in"/>
    </style:style>
    <style:style style:name="Table1.B" style:family="table-column">
      <style:table-column-properties style:column-width="1.020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ehr gut. Du willst eine <text:span text:style-name="Strong_20_Emphasis">sofort umsetzbare, absolut klare Entscheidungsregel</text:span>, wann du eine Klasse in Python verwenden sollst – und wann nicht. Hier kommt eine präzise, einfache und <text:span text:style-name="Strong_20_Emphasis">sichere Entscheidungshilfe</text:span>, die du dir merken kannst und in deinem Projekt <text:span text:style-name="Strong_20_Emphasis">direkt anwenden</text:span> kannst:</text:p>
      <text:p text:style-name="Horizontal_20_Line"/>
      <text:h text:style-name="Heading_20_2" text:outline-level="2">🎯 <text:span text:style-name="Strong_20_Emphasis">Wann du eine Klasse verwenden sollst – sofort erkennbar</text:span></text:h>
      <text:p text:style-name="Quotations"><text:span text:style-name="Strong_20_Emphasis">Verwende eine Klasse, wenn du „etwas bauen willst, das Eigenschaften und Verhalten hat“.</text:span></text:p>
      <text:p text:style-name="Text_20_body">Stell dir immer folgende Fragen:</text:p>
      <text:h text:style-name="Heading_20_3" text:outline-level="3">✅ <text:span text:style-name="Strong_20_Emphasis">1. Willst du mehrere Funktionen schreiben, die sich um dieselben Daten drehen?</text:span></text:h>
      <text:p text:style-name="Quotations">→ <text:span text:style-name="Strong_20_Emphasis">Ja? → Klasse.</text:span></text:p>
      <text:p text:style-name="Text_20_body">Beispiel:</text:p>
      <text:list text:style-name="L1">
        <text:list-item>
          <text:p text:style-name="P2">Du arbeitest mit einem „Filter“, der Name, Gewicht, Treffer hat – und Funktionen, um ihn anzuwenden.</text:p>
        </text:list-item>
        <text:list-item>
          <text:p text:style-name="P2">Du arbeitest mit einem „Benutzer“, der Passwort, Token, Rechte hat – und Funktionen, um ihn zu authentifizieren.</text:p>
        </text:list-item>
      </text:list>
      <text:p text:style-name="Text_20_body">➡️ Dann willst du eine Klasse: <text:span text:style-name="Source_20_Text">class Filter:</text:span>, <text:span text:style-name="Source_20_Text">class User:</text:span></text:p>
      <text:p text:style-name="Horizontal_20_Line"/>
      <text:h text:style-name="Heading_20_3" text:outline-level="3">✅ <text:span text:style-name="Strong_20_Emphasis">2. Willst du ein Objekt erschaffen, das man später mehrfach erzeugen, verändern oder vergleichen kann?</text:span></text:h>
      <text:p text:style-name="Quotations">→ <text:span text:style-name="Strong_20_Emphasis">Ja? → Klasse.</text:span></text:p>
      <text:p text:style-name="Text_20_body">Beispiel:</text:p>
      <text:list text:style-name="L2">
        <text:list-item>
          <text:p text:style-name="P3">Jeder Filter ist ein eigenes Ding. Du willst viele Filter erzeugen.</text:p>
        </text:list-item>
        <text:list-item>
          <text:p text:style-name="P3">Jeder Benutzer hat eigene Werte und Verhalten.</text:p>
        </text:list-item>
      </text:list>
      <text:p text:style-name="Text_20_body">➡️ Dann brauchst du Instanzen: <text:span text:style-name="Source_20_Text">f1 = Filter(...)</text:span>, <text:span text:style-name="Source_20_Text">u1 = User(...)</text:span></text:p>
      <text:p text:style-name="Horizontal_20_Line"/>
      <text:h text:style-name="Heading_20_3" text:outline-level="3">✅ <text:span text:style-name="Strong_20_Emphasis">3. Willst du Werte (Zustand) speichern, und mehrere Methoden darauf anwenden?</text:span></text:h>
      <text:p text:style-name="Quotations">→ <text:span text:style-name="Strong_20_Emphasis">Ja? → Klasse.</text:span></text:p>
      <text:p text:style-name="Text_20_body"><text:span text:style-name="Strong_20_Emphasis">Zustand = Daten, die sich ändern können.</text:span></text:p>
      <text:p text:style-name="Text_20_body">Beispiel:</text:p>
      <text:list text:style-name="L3">
        <text:list-item>
          <text:p text:style-name="P4"><text:soft-page-break/>Schlüssel speichern</text:p>
        </text:list-item>
        <text:list-item>
          <text:p text:style-name="P4">Passwort intern behalten</text:p>
        </text:list-item>
        <text:list-item>
          <text:p text:style-name="P4">Anzahl Treffer mitzählen</text:p>
        </text:list-item>
      </text:list>
      <text:p text:style-name="Text_20_body">➡️ Ohne Klasse müsstest du alle Werte manuell herumreichen – sehr fehleranfällig.</text:p>
      <text:p text:style-name="Horizontal_20_Line"/>
      <text:h text:style-name="Heading_20_3" text:outline-level="3">❌ <text:span text:style-name="Strong_20_Emphasis">Wann du KEINE Klasse brauchst – ebenfalls sofort erkennbar</text:span></text:h>
      <text:p text:style-name="Quotations"><text:span text:style-name="Strong_20_Emphasis">Verwende KEINE Klasse, wenn du nur unabhängige Aktionen machen willst – ohne Zusammenhang.</text:span></text:p>
      <text:h text:style-name="Heading_20_3" text:outline-level="3">❌ <text:span text:style-name="Strong_20_Emphasis">1. Deine Funktionen haben keine gemeinsamen Daten oder Variablen?</text:span></text:h>
      <text:p text:style-name="Quotations">→ Kein <text:span text:style-name="Source_20_Text">self</text:span> notwendig? → <text:span text:style-name="Strong_20_Emphasis">Keine Klasse.</text:span></text:p>
      <text:p text:style-name="Text_20_body">Beispiel:</text:p>
      <text:list text:style-name="L4">
        <text:list-item>
          <text:p text:style-name="P5">Eine Funktion rechnet Datumsunterschiede.</text:p>
        </text:list-item>
        <text:list-item>
          <text:p text:style-name="P5">Eine andere prüft ob ein Wort in einer Liste ist.</text:p>
        </text:list-item>
        <text:list-item>
          <text:p text:style-name="P5">Keine der Funktionen teilt Werte, kein gemeinsamer Zustand?</text:p>
        </text:list-item>
      </text:list>
      <text:p text:style-name="Text_20_body">➡️ → <text:span text:style-name="Strong_20_Emphasis">Einfaches Modul mit Funktionen reicht.</text:span></text:p>
      <text:p text:style-name="Horizontal_20_Line"/>
      <text:h text:style-name="Heading_20_3" text:outline-level="3">❌ <text:span text:style-name="Strong_20_Emphasis">2. Du schreibst nur Hilfsfunktionen / Tools / einfache Rechenschritte?</text:span></text:h>
      <text:p text:style-name="Quotations">→ <text:span text:style-name="Strong_20_Emphasis">Keine Klasse.</text:span></text:p>
      <text:p text:style-name="Text_20_body">Beispiel:</text:p>
      <text:p text:style-name="Preformatted_20_Text"><text:span text:style-name="Source_20_Text">def filter_email(text): ...</text:span></text:p>
      <text:p text:style-name="P1"><text:span text:style-name="Source_20_Text">def is_spam(text): ...</text:span></text:p>
      <text:p text:style-name="Text_20_body">➡️ Du brauchst keine Klasse, solange du keine zusammenhängenden Daten bearbeitest.</text:p>
      <text:p text:style-name="Horizontal_20_Line"/>
      <text:h text:style-name="Heading_20_2" text:outline-level="2">🔑 <text:span text:style-name="Strong_20_Emphasis">Superklare Faustregel zum Merken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Wenn du das willst …</text:p>
            </table:table-cell>
            <table:table-cell table:style-name="Table1.A1" office:value-type="string">
              <text:p text:style-name="Table_20_Heading">Verwende …</text:p>
            </table:table-cell>
          </table:table-row>
        </table:table-header-rows>
        <table:table-row>
          <table:table-cell table:style-name="Table1.A1" office:value-type="string">
            <text:p text:style-name="Table_20_Contents">Daten + passende Methoden zusammenfassen</text:p>
          </table:table-cell>
          <table:table-cell table:style-name="Table1.A1" office:value-type="string">
            <text:p text:style-name="Table_20_Contents">✅ Klasse</text:p>
          </table:table-cell>
        </table:table-row>
        <table:table-row>
          <table:table-cell table:style-name="Table1.A1" office:value-type="string">
            <text:p text:style-name="Table_20_Contents">Ein Objekt mit Eigenschaften erzeugen</text:p>
          </table:table-cell>
          <table:table-cell table:style-name="Table1.A1" office:value-type="string">
            <text:p text:style-name="Table_20_Contents">✅ Klasse</text:p>
          </table:table-cell>
        </table:table-row>
        <table:table-row>
          <table:table-cell table:style-name="Table1.A1" office:value-type="string">
            <text:p text:style-name="Table_20_Contents">Zustand speichern, verändern, lesen</text:p>
          </table:table-cell>
          <table:table-cell table:style-name="Table1.A1" office:value-type="string">
            <text:p text:style-name="Table_20_Contents">✅ Klasse</text:p>
          </table:table-cell>
        </table:table-row>
        <table:table-row>
          <table:table-cell table:style-name="Table1.A1" office:value-type="string">
            <text:p text:style-name="Table_20_Contents">Nur Berechnungen, Prüfungen, einfache Helfer schreiben</text:p>
          </table:table-cell>
          <table:table-cell table:style-name="Table1.A1" office:value-type="string">
            <text:p text:style-name="Table_20_Contents">❌ Funktion</text:p>
          </table:table-cell>
        </table:table-row>
        <table:table-row>
          <table:table-cell table:style-name="Table1.A1" office:value-type="string">
            <text:p text:style-name="Table_20_Contents">Unabhängige Tools in einem Modul bündeln</text:p>
          </table:table-cell>
          <table:table-cell table:style-name="Table1.A1" office:value-type="string">
            <text:p text:style-name="Table_20_Contents">❌ Funktion</text:p>
          </table:table-cell>
        </table:table-row>
      </table:table>
      <text:p text:style-name="Horizontal_20_Line"/>
      <text:h text:style-name="Heading_20_2" text:outline-level="2"><text:soft-page-break/>🧠 Denkweise zum Üben</text:h>
      <text:p text:style-name="Text_20_body">Frag dich bei jedem Problem:</text:p>
      <text:p text:style-name="Quotations"><text:span text:style-name="Strong_20_Emphasis">"Arbeite ich hier mit einem Objekt oder mit einer Aktion?"</text:span></text:p>
      <text:list text:style-name="L5">
        <text:list-item>
          <text:p text:style-name="P6"><text:span text:style-name="Strong_20_Emphasis">Objekt = Filter, User, Datei, Session, Token, Nachricht, Verbindung, …</text:span> → Klasse</text:p>
        </text:list-item>
        <text:list-item>
          <text:p text:style-name="P6"><text:span text:style-name="Strong_20_Emphasis">Aktion = prüfen, speichern, berechnen, loggen, extrahieren …</text:span> → Funktion</text:p>
        </text:list-item>
      </text:list>
      <text:p text:style-name="Horizontal_20_Line"/>
      <text:p text:style-name="Text_20_body">Wenn du willst, kannst du mir ein Beispiel aus deinem Code zeigen, und ich sage dir sofort: Klasse oder nicht – mit Begründung. So lernst du es mit echten Fälle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8:27:48.441959391</meta:creation-date>
    <dc:date>2025-07-07T18:27:57.145024169</dc:date>
    <meta:editing-duration>PT9S</meta:editing-duration>
    <meta:editing-cycles>1</meta:editing-cycles>
    <meta:document-statistic meta:table-count="1" meta:image-count="0" meta:object-count="0" meta:page-count="3" meta:paragraph-count="58" meta:word-count="450" meta:character-count="2846" meta:non-whitespace-character-count="2458"/>
    <meta:generator>LibreOffice/24.2.7.2$Linux_X86_64 LibreOffice_project/420$Build-2</meta:generator>
  </office:meta>
</office:document-meta>
</file>